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843cm"/>
    </style:style>
    <style:style style:name="co2" style:family="table-column">
      <style:table-column-properties fo:break-before="auto" style:column-width="2.695cm"/>
    </style:style>
    <style:style style:name="co3" style:family="table-column">
      <style:table-column-properties fo:break-before="auto" style:column-width="2.58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4" table:default-cell-style-name="ce1"/>
        <table:table-row table:style-name="ro1">
          <table:table-cell/>
          <table:table-cell office:value-type="string" calcext:value-type="string">
            <text:p>TICKS</text:p>
          </table:table-cell>
          <table:table-cell table:number-columns-repeated="3"/>
          <table:table-cell office:value-type="string" calcext:value-type="string">
            <text:p>FP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VX</text:p>
          </table:table-cell>
          <table:table-cell office:value-type="string" calcext:value-type="string">
            <text:p>No AVX</text:p>
          </table:table-cell>
          <table:table-cell table:number-columns-repeated="2"/>
          <table:table-cell office:value-type="string" calcext:value-type="string">
            <text:p>AVX</text:p>
          </table:table-cell>
          <table:table-cell office:value-type="string" calcext:value-type="string">
            <text:p>No AVX</text:p>
          </table:table-cell>
        </table:table-row>
        <table:table-row table:style-name="ro1">
          <table:table-cell office:value-type="string" calcext:value-type="string">
            <text:p>O3</text:p>
          </table:table-cell>
          <table:table-cell office:value-type="float" office:value="549538" calcext:value-type="float">
            <text:p>549538</text:p>
          </table:table-cell>
          <table:table-cell office:value-type="float" office:value="3358901" calcext:value-type="float">
            <text:p>3358901</text:p>
          </table:table-cell>
          <table:table-cell/>
          <table:table-cell office:value-type="string" calcext:value-type="string">
            <text:p>O3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o O3</text:p>
          </table:table-cell>
          <table:table-cell office:value-type="float" office:value="2354491" calcext:value-type="float">
            <text:p>2354491</text:p>
          </table:table-cell>
          <table:table-cell office:value-type="float" office:value="6969469" calcext:value-type="float">
            <text:p>6969469</text:p>
          </table:table-cell>
          <table:table-cell/>
          <table:table-cell office:value-type="string" calcext:value-type="string">
            <text:p>No O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No AVX, No O3</text:p>
          </table:table-cell>
          <table:table-cell office:value-type="string" calcext:value-type="string">
            <text:p>AVX, No O3</text:p>
          </table:table-cell>
          <table:table-cell office:value-type="string" calcext:value-type="string">
            <text:p>AVX, O3</text:p>
          </table:table-cell>
          <table:table-cell office:value-type="string" calcext:value-type="string">
            <text:p>No AVX, O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ze</text:p>
          </table:table-cell>
          <table:table-cell table:number-columns-repeated="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71890" calcext:value-type="float">
            <text:p>471890</text:p>
          </table:table-cell>
          <table:table-cell office:value-type="float" office:value="184060" calcext:value-type="float">
            <text:p>184060</text:p>
          </table:table-cell>
          <table:table-cell office:value-type="float" office:value="56722" calcext:value-type="float">
            <text:p>56722</text:p>
          </table:table-cell>
          <table:table-cell office:value-type="float" office:value="236811" calcext:value-type="float">
            <text:p>236811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21064" calcext:value-type="float">
            <text:p>1021064</text:p>
          </table:table-cell>
          <table:table-cell office:value-type="float" office:value="372656" calcext:value-type="float">
            <text:p>372656</text:p>
          </table:table-cell>
          <table:table-cell office:value-type="float" office:value="95062" calcext:value-type="float">
            <text:p>95062</text:p>
          </table:table-cell>
          <table:table-cell office:value-type="float" office:value="503113" calcext:value-type="float">
            <text:p>503113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796253" calcext:value-type="float">
            <text:p>1796253</text:p>
          </table:table-cell>
          <table:table-cell office:value-type="float" office:value="630897" calcext:value-type="float">
            <text:p>630897</text:p>
          </table:table-cell>
          <table:table-cell office:value-type="float" office:value="155478" calcext:value-type="float">
            <text:p>155478</text:p>
          </table:table-cell>
          <table:table-cell office:value-type="float" office:value="881844" calcext:value-type="float">
            <text:p>881844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774238" calcext:value-type="float">
            <text:p>2774238</text:p>
          </table:table-cell>
          <table:table-cell office:value-type="float" office:value="958157" calcext:value-type="float">
            <text:p>958157</text:p>
          </table:table-cell>
          <table:table-cell office:value-type="float" office:value="234622" calcext:value-type="float">
            <text:p>234622</text:p>
          </table:table-cell>
          <table:table-cell office:value-type="float" office:value="1345621" calcext:value-type="float">
            <text:p>1345621</text:p>
          </table:table-cell>
          <table:table-cell table:number-columns-repeated="2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936061" calcext:value-type="float">
            <text:p>3936061</text:p>
          </table:table-cell>
          <table:table-cell office:value-type="float" office:value="1344261" calcext:value-type="float">
            <text:p>1344261</text:p>
          </table:table-cell>
          <table:table-cell office:value-type="float" office:value="332215" calcext:value-type="float">
            <text:p>332215</text:p>
          </table:table-cell>
          <table:table-cell office:value-type="float" office:value="1918369" calcext:value-type="float">
            <text:p>1918369</text:p>
          </table:table-cell>
          <table:table-cell table:number-columns-repeated="2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5333280" calcext:value-type="float">
            <text:p>5333280</text:p>
          </table:table-cell>
          <table:table-cell office:value-type="float" office:value="1824195" calcext:value-type="float">
            <text:p>1824195</text:p>
          </table:table-cell>
          <table:table-cell office:value-type="float" office:value="426725" calcext:value-type="float">
            <text:p>426725</text:p>
          </table:table-cell>
          <table:table-cell office:value-type="float" office:value="2579750" calcext:value-type="float">
            <text:p>2579750</text:p>
          </table:table-cell>
          <table:table-cell table:number-columns-repeated="2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6950711" calcext:value-type="float">
            <text:p>6950711</text:p>
          </table:table-cell>
          <table:table-cell office:value-type="float" office:value="2345441" calcext:value-type="float">
            <text:p>2345441</text:p>
          </table:table-cell>
          <table:table-cell office:value-type="float" office:value="550206" calcext:value-type="float">
            <text:p>550206</text:p>
          </table:table-cell>
          <table:table-cell office:value-type="float" office:value="3355348" calcext:value-type="float">
            <text:p>3355348</text:p>
          </table:table-cell>
          <table:table-cell table:number-columns-repeated="2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8780191" calcext:value-type="float">
            <text:p>8780191</text:p>
          </table:table-cell>
          <table:table-cell office:value-type="float" office:value="2936272" calcext:value-type="float">
            <text:p>2936272</text:p>
          </table:table-cell>
          <table:table-cell office:value-type="float" office:value="694770" calcext:value-type="float">
            <text:p>694770</text:p>
          </table:table-cell>
          <table:table-cell office:value-type="float" office:value="4208822" calcext:value-type="float">
            <text:p>4208822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789358" calcext:value-type="float">
            <text:p>10789358</text:p>
          </table:table-cell>
          <table:table-cell office:value-type="float" office:value="3631564" calcext:value-type="float">
            <text:p>3631564</text:p>
          </table:table-cell>
          <table:table-cell office:value-type="float" office:value="836591" calcext:value-type="float">
            <text:p>836591</text:p>
          </table:table-cell>
          <table:table-cell office:value-type="float" office:value="5157457" calcext:value-type="float">
            <text:p>5157457</text:p>
          </table:table-cell>
          <table:table-cell table:number-columns-repeated="2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3068466" calcext:value-type="float">
            <text:p>13068466</text:p>
          </table:table-cell>
          <table:table-cell office:value-type="float" office:value="4356660" calcext:value-type="float">
            <text:p>4356660</text:p>
          </table:table-cell>
          <table:table-cell office:value-type="float" office:value="1016906" calcext:value-type="float">
            <text:p>1016906</text:p>
          </table:table-cell>
          <table:table-cell office:value-type="float" office:value="6243767" calcext:value-type="float">
            <text:p>6243767</text:p>
          </table:table-cell>
          <table:table-cell table:number-columns-repeated="2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5384162" calcext:value-type="float">
            <text:p>15384162</text:p>
          </table:table-cell>
          <table:table-cell office:value-type="float" office:value="5123950" calcext:value-type="float">
            <text:p>5123950</text:p>
          </table:table-cell>
          <table:table-cell office:value-type="float" office:value="1180260" calcext:value-type="float">
            <text:p>1180260</text:p>
          </table:table-cell>
          <table:table-cell office:value-type="float" office:value="7441781" calcext:value-type="float">
            <text:p>7441781</text:p>
          </table:table-cell>
          <table:table-cell table:number-columns-repeated="2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5T16:43:54.464613964</meta:creation-date>
    <meta:generator>LibreOffice/7.3.7.2$Linux_X86_64 LibreOffice_project/30$Build-2</meta:generator>
    <dc:date>2024-03-25T18:10:33.118364095</dc:date>
    <meta:editing-duration>PT1H15M45S</meta:editing-duration>
    <meta:editing-cycles>62</meta:editing-cycles>
    <meta:document-statistic meta:table-count="1" meta:cell-count="78" meta:object-count="0"/>
  </office:meta>
</office:document-meta>
</file>